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ID PRESSE</text:p>
      <text:p text:style-name="Standard"/>
      <text:p text:style-name="Standard">Ceci est un test pour le téléchargement de fichier</text:p>
      <text:p text:style-name="Standard"/>
      <text:p text:style-name="P1">Lorem ipsum dolor sit amet, consectetur adipiscing elit. Duis eget nisl nunc, vitae porttitor tortor. Praesent placerat commodo tincidunt. Maecenas mauris justo, faucibus sit amet convallis at, eleifend eget massa. Nam vel justo metus. Pellentesque mattis purus vitae erat rhoncus non imperdiet diam bibendum. Vestibulum sagittis, augue sed ultricies rutrum, nulla ligula pharetra nulla, a malesuada diam odio eget eros. Ut tincidunt ante vitae odio tristique tempor. Proin id enim non velit consequat fringilla. Nulla non lectus augue, sed imperdiet felis. </text:p>
      <text:p text:style-name="Text_20_body">Sed nisi tortor, consectetur in sollicitudin in, convallis non mauris. Proin sodales vestibulum hendrerit. Nulla pulvinar pellentesque libero vitae aliquam. Etiam aliquam, erat in malesuada pulvinar, sem felis interdum turpis, in auctor tellus arcu vel tellus. Mauris ut mauris sit amet lectus consectetur eleifend ut sed metus. Curabitur porta massa elementum turpis fringilla feugiat vel et nisl. Suspendisse tristique enim pretium ante facilisis commodo. Donec eu dignissim nulla. Nullam sapien felis, faucibus sed rhoncus vitae, commodo sed mi. Nam sapien enim, sodales placerat accumsan at, aliquet eu nunc. Phasellus vehicula congue purus quis dapibus. Phasellus a dolor ante, vitae interdum purus. In elementum erat vitae dui pellentesque et mattis leo dapibus. Aliquam purus arcu, convallis eu vulputate in, condimentum ac est.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meron </meta:initial-creator>
    <meta:creation-date>2012-02-01T17:18:26</meta:creation-date>
    <meta:document-statistic meta:table-count="0" meta:image-count="0" meta:object-count="0" meta:page-count="1" meta:paragraph-count="4" meta:word-count="213" meta:character-count="1454"/>
    <dc:date>2012-02-01T17:19:59</dc:date>
    <dc:creator>smeron </dc:creator>
    <meta:editing-duration>PT1M36S</meta:editing-duration>
    <meta:editing-cycles>1</meta:editing-cycles>
    <meta:generator>LibreOffice/3.3$Unix LibreOffice_project/330m19$Build-301</meta:generator>
  </office:meta>
</office:document-meta>
</file>